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e7757" officeooo:paragraph-rsid="001e775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e7757" officeooo:paragraph-rsid="001e7757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STER CODE FOR ROVER COMMUNICATION</text:p>
      <text:p text:style-name="P3"/>
      <text:p text:style-name="P2">CODE: </text:p>
      <text:p text:style-name="P1"/>
      <text:p text:style-name="P1">#include &lt;esp_now.h&gt;</text:p>
      <text:p text:style-name="P1">#include &lt;WiFi.h&gt;</text:p>
      <text:p text:style-name="P1">#include &lt;esp_wifi.h&gt;</text:p>
      <text:p text:style-name="P1">#include &lt;CytronMotorDriver.h&gt;</text:p>
      <text:p text:style-name="P1"/>
      <text:p text:style-name="P1">// ================= MOTOR DRIVER =================</text:p>
      <text:p text:style-name="P1">CytronMD motor1(PWM_DIR, 23, 18);</text:p>
      <text:p text:style-name="P1">CytronMD motor2(PWM_DIR, 5, 21);</text:p>
      <text:p text:style-name="P1"/>
      <text:p text:style-name="P1">#define CHANNEL 1</text:p>
      <text:p text:style-name="P1"/>
      <text:p text:style-name="P1">// ================= COMMAND STRUCT (MASTER → SLAVE) =================</text:p>
      <text:p text:style-name="P1">typedef struct struct_message {</text:p>
      <text:p text:style-name="P1"><text:s text:c="2"/>float fieldLength;</text:p>
      <text:p text:style-name="P1"><text:s text:c="2"/>float fieldWidth;</text:p>
      <text:p text:style-name="P1"><text:s text:c="2"/>float rowSpacing;</text:p>
      <text:p text:style-name="P1"><text:s text:c="2"/>bool startAuto; <text:s text:c="3"/>// true = start serpentine, false = STOP</text:p>
      <text:p text:style-name="P1">} struct_message;</text:p>
      <text:p text:style-name="P1"/>
      <text:p text:style-name="P1">struct_message incomingData;</text:p>
      <text:p text:style-name="P1"/>
      <text:p text:style-name="P1">// ================= TELEMETRY STRUCT (SLAVE → MASTER) =================</text:p>
      <text:p text:style-name="P1">typedef struct telemetry_message {</text:p>
      <text:p text:style-name="P1"><text:s text:c="2"/>float moisture;</text:p>
      <text:p text:style-name="P1"><text:s text:c="2"/>float temperature;</text:p>
      <text:p text:style-name="P1"><text:s text:c="2"/>float ec;</text:p>
      <text:p text:style-name="P1"><text:s text:c="2"/>float ph;</text:p>
      <text:p text:style-name="P1">} telemetry_message;</text:p>
      <text:p text:style-name="P1"><text:soft-page-break/></text:p>
      <text:p text:style-name="P1">telemetry_message telemetryData;</text:p>
      <text:p text:style-name="P1"/>
      <text:p text:style-name="P1">// ================= FLAGS =================</text:p>
      <text:p text:style-name="P1">bool startSerpentineFlag = false;</text:p>
      <text:p text:style-name="P1">bool stopNow = false; <text:s text:c="3"/>// STOP FLAG</text:p>
      <text:p text:style-name="P1"/>
      <text:p text:style-name="P1">// ================= MOVEMENT SETTINGS =================</text:p>
      <text:p text:style-name="P1">float forwardSpeedMps = 0.30;</text:p>
      <text:p text:style-name="P1">float shiftSpeedMps <text:s text:c="2"/>= 0.25;</text:p>
      <text:p text:style-name="P1">int turnTime90 <text:s text:c="7"/>= 5000; <text:s text:c="2"/>// ⭐ 5 SECOND TURNS ⭐</text:p>
      <text:p text:style-name="P1"/>
      <text:p text:style-name="P1">// ================= MASTER MAC =================</text:p>
      <text:p text:style-name="P1">uint8_t masterMAC[] = { 0xD4, 0xE9, 0xF4, 0xED, 0x21, 0x38 };</text:p>
      <text:p text:style-name="P1"/>
      <text:p text:style-name="P1">// ==========================================================</text:p>
      <text:p text:style-name="P1">// SEND TELEMETRY</text:p>
      <text:p text:style-name="P1">// ==========================================================</text:p>
      <text:p text:style-name="P1">void sendTelemetry() {</text:p>
      <text:p text:style-name="P1"><text:s text:c="2"/>esp_now_send(masterMAC, (uint8_t*)&amp;telemetryData, sizeof(telemetryData));</text:p>
      <text:p text:style-name="P1">}</text:p>
      <text:p text:style-name="P1"/>
      <text:p text:style-name="P1">// ==========================================================</text:p>
      <text:p text:style-name="P1">// RECEIVE COMMAND FROM MASTER</text:p>
      <text:p text:style-name="P1"><text:soft-page-break/>// ==========================================================</text:p>
      <text:p text:style-name="P1">void OnDataRecv(const uint8_t *mac, const uint8_t *data, int len) {</text:p>
      <text:p text:style-name="P1"/>
      <text:p text:style-name="P1"><text:s text:c="2"/>if (len != sizeof(struct_message)) return;</text:p>
      <text:p text:style-name="P1"/>
      <text:p text:style-name="P1"><text:s text:c="2"/>memcpy(&amp;incomingData, data, sizeof(incomingData));</text:p>
      <text:p text:style-name="P1"/>
      <text:p text:style-name="P1"><text:s text:c="2"/>if (incomingData.startAuto) {</text:p>
      <text:p text:style-name="P1"><text:s text:c="4"/>Serial.println("📥 START Command Received");</text:p>
      <text:p text:style-name="P1"><text:s text:c="4"/>stopNow = false;</text:p>
      <text:p text:style-name="P1"><text:s text:c="4"/>startSerpentineFlag = true;</text:p>
      <text:p text:style-name="P1"><text:s text:c="2"/>}</text:p>
      <text:p text:style-name="P1"><text:s text:c="2"/>else {</text:p>
      <text:p text:style-name="P1"><text:s text:c="4"/>Serial.println("🛑 STOP Command Received");</text:p>
      <text:p text:style-name="P1"><text:s text:c="4"/>stopNow = true;</text:p>
      <text:p text:style-name="P1"><text:s text:c="4"/>startSerpentineFlag = false;</text:p>
      <text:p text:style-name="P1"><text:s text:c="4"/>stopRover();</text:p>
      <text:p text:style-name="P1"><text:s text:c="2"/>}</text:p>
      <text:p text:style-name="P1">}</text:p>
      <text:p text:style-name="P1"/>
      <text:p text:style-name="P1">// ==========================================================</text:p>
      <text:p text:style-name="P1">// BASIC MOVEMENTS (STOP-SAFE)</text:p>
      <text:p text:style-name="P1">// ==========================================================</text:p>
      <text:p text:style-name="P1">void stopRover() {</text:p>
      <text:p text:style-name="P1"><text:s text:c="2"/>motor1.setSpeed(0);</text:p>
      <text:p text:style-name="P1"><text:s text:c="2"/>motor2.setSpeed(0);</text:p>
      <text:p text:style-name="P1">}</text:p>
      <text:p text:style-name="P1"/>
      <text:p text:style-name="P1"><text:soft-page-break/>void moveForwardMeters(float meters, float speedMps) {</text:p>
      <text:p text:style-name="P1"><text:s text:c="2"/>if (stopNow) return;</text:p>
      <text:p text:style-name="P1"/>
      <text:p text:style-name="P1"><text:s text:c="2"/>int timeMs = (meters / speedMps) * 1000;</text:p>
      <text:p text:style-name="P1"/>
      <text:p text:style-name="P1"><text:s text:c="2"/>motor1.setSpeed(130);</text:p>
      <text:p text:style-name="P1"><text:s text:c="2"/>motor2.setSpeed(130);</text:p>
      <text:p text:style-name="P1"/>
      <text:p text:style-name="P1"><text:s text:c="2"/>unsigned long start = millis();</text:p>
      <text:p text:style-name="P1"><text:s text:c="2"/>while (millis() - start &lt; timeMs) {</text:p>
      <text:p text:style-name="P1"><text:s text:c="4"/>if (stopNow) { stopRover(); return; }</text:p>
      <text:p text:style-name="P1"><text:s text:c="2"/>}</text:p>
      <text:p text:style-name="P1"/>
      <text:p text:style-name="P1"><text:s text:c="2"/>stopRover();</text:p>
      <text:p text:style-name="P1">}</text:p>
      <text:p text:style-name="P1"/>
      <text:p text:style-name="P1">void turnRight90() {</text:p>
      <text:p text:style-name="P1"><text:s text:c="2"/>if (stopNow) return;</text:p>
      <text:p text:style-name="P1"/>
      <text:p text:style-name="P1"><text:s text:c="2"/>motor1.setSpeed(120);</text:p>
      <text:p text:style-name="P1"><text:s text:c="2"/>motor2.setSpeed(-120);</text:p>
      <text:p text:style-name="P1"/>
      <text:p text:style-name="P1"><text:s text:c="2"/>unsigned long start = millis();</text:p>
      <text:p text:style-name="P1"><text:s text:c="2"/>while (millis() - start &lt; turnTime90) {</text:p>
      <text:p text:style-name="P1"><text:s text:c="4"/>if (stopNow) { stopRover(); return; }</text:p>
      <text:p text:style-name="P1"><text:s text:c="2"/>}</text:p>
      <text:p text:style-name="P1"><text:s text:c="2"/>stopRover();</text:p>
      <text:p text:style-name="P1">}</text:p>
      <text:p text:style-name="P1"/>
      <text:p text:style-name="P1">void turnLeft90() {</text:p>
      <text:p text:style-name="P1"><text:s text:c="2"/>if (stopNow) return;</text:p>
      <text:p text:style-name="P1"/>
      <text:p text:style-name="P1"><text:s text:c="2"/>motor1.setSpeed(-120);</text:p>
      <text:p text:style-name="P1"><text:s text:c="2"/>motor2.setSpeed(120);</text:p>
      <text:p text:style-name="P1"/>
      <text:p text:style-name="P1"><text:soft-page-break/><text:s text:c="2"/>unsigned long start = millis();</text:p>
      <text:p text:style-name="P1"><text:s text:c="2"/>while (millis() - start &lt; turnTime90) {</text:p>
      <text:p text:style-name="P1"><text:s text:c="4"/>if (stopNow) { stopRover(); return; }</text:p>
      <text:p text:style-name="P1"><text:s text:c="2"/>}</text:p>
      <text:p text:style-name="P1"><text:s text:c="2"/>stopRover();</text:p>
      <text:p text:style-name="P1">}</text:p>
      <text:p text:style-name="P1"/>
      <text:p text:style-name="P1">// ==========================================================</text:p>
      <text:p text:style-name="P1">// SERPENTINE LOGIC</text:p>
      <text:p text:style-name="P1">// ==========================================================</text:p>
      <text:p text:style-name="P1">void serpentine(float L, float W, float S) {</text:p>
      <text:p text:style-name="P1"/>
      <text:p text:style-name="P1"><text:s text:c="2"/>if (stopNow) return;</text:p>
      <text:p text:style-name="P1"/>
      <text:p text:style-name="P1"><text:s text:c="2"/>int totalRows = max(1, (int)(W / S));</text:p>
      <text:p text:style-name="P1"><text:s text:c="2"/>bool goingForward = true;</text:p>
      <text:p text:style-name="P1"/>
      <text:p text:style-name="P1"><text:s text:c="2"/>for (int lane = 0; lane &lt; totalRows; lane++) {</text:p>
      <text:p text:style-name="P1"/>
      <text:p text:style-name="P1"><text:s text:c="4"/>moveForwardMeters(L, forwardSpeedMps);</text:p>
      <text:p text:style-name="P1"><text:s text:c="4"/>if (stopNow) return;</text:p>
      <text:p text:style-name="P1"/>
      <text:p text:style-name="P1"><text:s text:c="4"/>if (lane == totalRows - 1) break;</text:p>
      <text:p text:style-name="P1"/>
      <text:p text:style-name="P1"><text:s text:c="4"/>if (goingForward) {</text:p>
      <text:p text:style-name="P1"><text:s text:c="6"/>turnRight90();</text:p>
      <text:p text:style-name="P1"><text:s text:c="6"/>moveForwardMeters(S, shiftSpeedMps);</text:p>
      <text:p text:style-name="P1"><text:s text:c="6"/>turnRight90();</text:p>
      <text:p text:style-name="P1"><text:s text:c="4"/>} else {</text:p>
      <text:p text:style-name="P1"><text:s text:c="6"/>turnLeft90();</text:p>
      <text:p text:style-name="P1"><text:s text:c="6"/>moveForwardMeters(S, shiftSpeedMps);</text:p>
      <text:p text:style-name="P1"><text:soft-page-break/><text:s text:c="6"/>turnLeft90();</text:p>
      <text:p text:style-name="P1"><text:s text:c="4"/>}</text:p>
      <text:p text:style-name="P1"/>
      <text:p text:style-name="P1"><text:s text:c="4"/>if (stopNow) return;</text:p>
      <text:p text:style-name="P1"><text:s text:c="4"/>goingForward = !goingForward;</text:p>
      <text:p text:style-name="P1"><text:s text:c="2"/>}</text:p>
      <text:p text:style-name="P1"/>
      <text:p text:style-name="P1"><text:s text:c="2"/>stopRover();</text:p>
      <text:p text:style-name="P1"><text:s text:c="2"/>Serial.println("✅ Serpentine COMPLETE");</text:p>
      <text:p text:style-name="P1">}</text:p>
      <text:p text:style-name="P1"/>
      <text:p text:style-name="P1">// ==========================================================</text:p>
      <text:p text:style-name="P1">// SETUP</text:p>
      <text:p text:style-name="P1">// ==========================================================</text:p>
      <text:p text:style-name="P1">void setup() {</text:p>
      <text:p text:style-name="P1"><text:s text:c="2"/>Serial.begin(115200);</text:p>
      <text:p text:style-name="P1"/>
      <text:p text:style-name="P1"><text:s text:c="2"/>WiFi.mode(WIFI_STA);</text:p>
      <text:p text:style-name="P1"><text:s text:c="2"/>esp_wifi_set_channel(CHANNEL, WIFI_SECOND_CHAN_NONE);</text:p>
      <text:p text:style-name="P1"/>
      <text:p text:style-name="P1"><text:s text:c="2"/>esp_now_init();</text:p>
      <text:p text:style-name="P1"><text:s text:c="2"/>esp_now_register_recv_cb(OnDataRecv);</text:p>
      <text:p text:style-name="P1"/>
      <text:p text:style-name="P1"><text:s text:c="2"/>// Add master as peer</text:p>
      <text:p text:style-name="P1"><text:s text:c="2"/>esp_now_peer_info_t peerInfo = {};</text:p>
      <text:p text:style-name="P1"><text:s text:c="2"/>memcpy(peerInfo.peer_addr, masterMAC, 6);</text:p>
      <text:p text:style-name="P1"><text:s text:c="2"/>peerInfo.channel = CHANNEL;</text:p>
      <text:p text:style-name="P1"><text:s text:c="2"/>peerInfo.encrypt = false;</text:p>
      <text:p text:style-name="P1"><text:s text:c="2"/>esp_now_add_peer(&amp;peerInfo);</text:p>
      <text:p text:style-name="P1"/>
      <text:p text:style-name="P1"><text:soft-page-break/><text:s text:c="2"/>Serial.println("✅ Slave Ready");</text:p>
      <text:p text:style-name="P1">}</text:p>
      <text:p text:style-name="P1"/>
      <text:p text:style-name="P1">// ==========================================================</text:p>
      <text:p text:style-name="P1">// LOOP</text:p>
      <text:p text:style-name="P1">// ==========================================================</text:p>
      <text:p text:style-name="P1">void loop() {</text:p>
      <text:p text:style-name="P1"/>
      <text:p text:style-name="P1"><text:s text:c="2"/>// ========== RECEIVE SENSOR DATA FROM ARDUINO ==========</text:p>
      <text:p text:style-name="P1"><text:s text:c="2"/>if (Serial.available()) {</text:p>
      <text:p text:style-name="P1"><text:s text:c="4"/>telemetryData.moisture <text:s text:c="3"/>= Serial.parseFloat();</text:p>
      <text:p text:style-name="P1"><text:s text:c="4"/>telemetryData.temperature = Serial.parseFloat();</text:p>
      <text:p text:style-name="P1"><text:s text:c="4"/>telemetryData.ec <text:s text:c="9"/>= Serial.parseFloat();</text:p>
      <text:p text:style-name="P1"><text:s text:c="4"/>telemetryData.ph <text:s text:c="9"/>= Serial.parseFloat();</text:p>
      <text:p text:style-name="P1"/>
      <text:p text:style-name="P1"><text:s text:c="4"/>sendTelemetry();</text:p>
      <text:p text:style-name="P1"/>
      <text:p text:style-name="P1"><text:s text:c="4"/>while (Serial.available()) Serial.read();</text:p>
      <text:p text:style-name="P1"><text:s text:c="2"/>}</text:p>
      <text:p text:style-name="P1"/>
      <text:p text:style-name="P1"><text:s text:c="2"/>// ========== STOP HANDLER ==========</text:p>
      <text:p text:style-name="P1"><text:s text:c="2"/>if (stopNow) {</text:p>
      <text:p text:style-name="P1"><text:s text:c="4"/>stopRover();</text:p>
      <text:p text:style-name="P1"><text:s text:c="4"/>return;</text:p>
      <text:p text:style-name="P1"><text:s text:c="2"/>}</text:p>
      <text:p text:style-name="P1"/>
      <text:p text:style-name="P1"><text:s text:c="2"/>// ========== START SERPENTINE ==========</text:p>
      <text:p text:style-name="P1"><text:s text:c="2"/>if (startSerpentineFlag) {</text:p>
      <text:p text:style-name="P1"><text:s text:c="4"/>startSerpentineFlag = false;</text:p>
      <text:p text:style-name="P1"/>
      <text:p text:style-name="P1"><text:soft-page-break/><text:s text:c="4"/>serpentine(</text:p>
      <text:p text:style-name="P1"><text:s text:c="6"/>incomingData.fieldLength,</text:p>
      <text:p text:style-name="P1"><text:s text:c="6"/>incomingData.fieldWidth,</text:p>
      <text:p text:style-name="P1"><text:s text:c="6"/>incomingData.rowSpacing</text:p>
      <text:p text:style-name="P1"><text:s text:c="4"/>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27:30.323529677</meta:creation-date>
    <dc:date>2025-12-12T14:28:17.293863156</dc:date>
    <meta:editing-duration>PT4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8" meta:paragraph-count="168" meta:word-count="504" meta:character-count="4966" meta:non-whitespace-character-count="4287"/>
  </office:meta>
</office:document-meta>
</file>